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9b6a" officeooo:paragraph-rsid="00139b6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9de73" officeooo:paragraph-rsid="0019de73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cbb68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dc80d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00cb3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7c3a5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896e8" officeooo:paragraph-rsid="0037c3a5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425c15" officeooo:paragraph-rsid="00425c15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19de73" style:font-name-asian="OzHandicraft BT" style:font-size-asian="16pt" style:font-weight-asian="bold" style:font-name-complex="OzHandicraft BT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139b6a" officeooo:paragraph-rsid="0019de73" style:font-name-asian="OzHandicraft BT" style:font-size-asian="16pt" style:font-weight-asian="bold" style:font-name-complex="OzHandicraft BT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509c5d" officeooo:paragraph-rsid="00509c5d" style:font-name-asian="OLIVEOIL" style:font-size-asian="12pt" style:font-weight-asian="bold" style:font-name-complex="OLIVEOIL" style:font-size-complex="12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4c1f62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6pt" officeooo:rsid="0058fab7" style:font-name-asian="OLIVEOIL" style:font-size-asian="16pt" style:font-name-complex="OLIVEOIL" style:font-size-complex="16pt"/>
    </style:style>
    <style:style style:name="T5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6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44b25c" style:font-size-asian="16pt" style:font-size-complex="16pt"/>
    </style:style>
    <style:style style:name="T14" style:family="text">
      <style:text-properties officeooo:rsid="000ac1f6"/>
    </style:style>
    <style:style style:name="T15" style:family="text">
      <style:text-properties officeooo:rsid="000d5f34"/>
    </style:style>
    <style:style style:name="T16" style:family="text">
      <style:text-properties officeooo:rsid="00139b6a"/>
    </style:style>
    <style:style style:name="T17" style:family="text">
      <style:text-properties officeooo:rsid="0015697d"/>
    </style:style>
    <style:style style:name="T18" style:family="text">
      <style:text-properties style:font-name="OzHandicraft BT" officeooo:rsid="0015697d"/>
    </style:style>
    <style:style style:name="T19" style:family="text">
      <style:text-properties style:font-name="OzHandicraft BT" officeooo:rsid="0019de73"/>
    </style:style>
    <style:style style:name="T20" style:family="text">
      <style:text-properties officeooo:rsid="0021378d"/>
    </style:style>
    <style:style style:name="T21" style:family="text">
      <style:text-properties officeooo:rsid="00270d0c"/>
    </style:style>
    <style:style style:name="T22" style:family="text">
      <style:text-properties officeooo:rsid="002896e8"/>
    </style:style>
    <style:style style:name="T23" style:family="text">
      <style:text-properties officeooo:rsid="002a9557"/>
    </style:style>
    <style:style style:name="T24" style:family="text">
      <style:text-properties officeooo:rsid="002dc80d"/>
    </style:style>
    <style:style style:name="T25" style:family="text">
      <style:text-properties officeooo:rsid="002e7a7c"/>
    </style:style>
    <style:style style:name="T26" style:family="text">
      <style:text-properties officeooo:rsid="002f1a66"/>
    </style:style>
    <style:style style:name="T27" style:family="text">
      <style:text-properties officeooo:rsid="00300cb3"/>
    </style:style>
    <style:style style:name="T28" style:family="text">
      <style:text-properties officeooo:rsid="00307a3d"/>
    </style:style>
    <style:style style:name="T29" style:family="text">
      <style:text-properties officeooo:rsid="003555bf"/>
    </style:style>
    <style:style style:name="T30" style:family="text">
      <style:text-properties officeooo:rsid="0036cf44"/>
    </style:style>
    <style:style style:name="T31" style:family="text">
      <style:text-properties officeooo:rsid="003aab52"/>
    </style:style>
    <style:style style:name="T32" style:family="text">
      <style:text-properties officeooo:rsid="003adb12"/>
    </style:style>
    <style:style style:name="T33" style:family="text">
      <style:text-properties officeooo:rsid="003bf78e"/>
    </style:style>
    <style:style style:name="T34" style:family="text">
      <style:text-properties officeooo:rsid="003f5ba9"/>
    </style:style>
    <style:style style:name="T35" style:family="text">
      <style:text-properties officeooo:rsid="00443a84"/>
    </style:style>
    <style:style style:name="T36" style:family="text">
      <style:text-properties officeooo:rsid="00458fe5"/>
    </style:style>
    <style:style style:name="T37" style:family="text">
      <style:text-properties officeooo:rsid="00488f30"/>
    </style:style>
    <style:style style:name="T38" style:family="text">
      <style:text-properties officeooo:rsid="004ac682"/>
    </style:style>
    <style:style style:name="T39" style:family="text">
      <style:text-properties officeooo:rsid="004d08f2"/>
    </style:style>
    <style:style style:name="T40" style:family="text">
      <style:text-properties officeooo:rsid="004e421f"/>
    </style:style>
    <style:style style:name="T41" style:family="text">
      <style:text-properties officeooo:rsid="004f369c"/>
    </style:style>
    <style:style style:name="T42" style:family="text">
      <style:text-properties officeooo:rsid="00509c5d"/>
    </style:style>
    <style:style style:name="T43" style:family="text">
      <style:text-properties officeooo:rsid="000dd4f8"/>
    </style:style>
    <style:style style:name="T44" style:family="text">
      <style:text-properties officeooo:rsid="00525521"/>
    </style:style>
    <style:style style:name="T45" style:family="text">
      <style:text-properties officeooo:rsid="00544f1f"/>
    </style:style>
    <style:style style:name="T46" style:family="text">
      <style:text-properties officeooo:rsid="00578270"/>
    </style:style>
    <style:style style:name="T47" style:family="text">
      <style:text-properties officeooo:rsid="0058fab7"/>
    </style:style>
    <style:style style:name="T48" style:family="text">
      <style:text-properties officeooo:rsid="005abffb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vertical-align="middle" draw:auto-grow-height="false" fo:min-height="0.176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6"/>
      <text:p text:style-name="P4"/>
      <text:p text:style-name="P4"/>
      <text:p text:style-name="P5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16">spicy punkin ale</text:span> <text:s text:c="65"/></text:p>
      <text:p text:style-name="P7">Brew Date: <text:s text:c="6"/><text:span text:style-name="T37">June 3’18</text:span> <text:s text:c="54"/></text:p>
      <text:p text:style-name="P3"><text:span text:style-name="T6">Batch Size:</text:span><text:span text:style-name="T9"> 10 </text:span><text:span text:style-name="T10">gal</text:span><text:span text:style-name="T6"><text:tab/><text:tab/><text:tab/></text:span></text:p>
      <text:p text:style-name="P1"><text:span text:style-name="T6">Target OG/◦</text:span><text:span text:style-name="T2"><text:tab/> </text:span><text:span text:style-name="T3">1.06</text:span><text:span text:style-name="T4">5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30" svg:x1="1.543cm" svg:y1="0.624cm" svg:x2="1.622cm" svg:y2="6.577cm"><text:p/></draw:line><draw:line text:anchor-type="paragraph" draw:z-index="3" draw:style-name="gr1" draw:text-style-name="P30" svg:x1="3.29cm" svg:y1="0.462cm" svg:x2="3.369cm" svg:y2="6.415cm"><text:p/></draw:line><draw:line text:anchor-type="paragraph" draw:z-index="5" draw:style-name="gr1" draw:text-style-name="P30" svg:x1="7.497cm" svg:y1="0.546cm" svg:x2="7.576cm" svg:y2="3.986cm"><text:p/></draw:line><text:span text:style-name="T7">Amnt lb/kg <text:s/>Ingredient <text:s text:c="12"/></text:span><text:span text:style-name="T6"><text:s text:c="2"/></text:span></text:p>
      <text:p text:style-name="P8">11.5 <text:s text:c="3"/># <text:s text:c="7"/>Pale</text:p>
      <text:p text:style-name="P8">10 <text:s text:c="6"/># <text:s text:c="7"/>ESB</text:p>
      <text:p text:style-name="P6"><text:s text:c="2"/><text:span text:style-name="T16">1 <text:s text:c="6"/># <text:s text:c="7"/>Wheat</text:span></text:p>
      <text:p text:style-name="P6"><draw:custom-shape text:anchor-type="paragraph" draw:z-index="6" draw:name="Shape1" draw:style-name="gr2" draw:text-style-name="P31" svg:width="0.583cm" svg:height="0.53cm" svg:x="16.32cm" svg:y="0.01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 <text:s/><text:span text:style-name="T16">1 <text:s text:c="7"/># <text:s text:c="6"/>Biscuit</text:span> </text:p>
      <text:p text:style-name="P8">0.5 <text:s text:c="6"/># <text:s text:c="6"/>Crystal 20l </text:p>
      <text:p text:style-name="P8"><text:span text:style-name="T20">4.5</text:span> <text:s text:c="6"/><text:span text:style-name="T20">kg</text:span> <text:s text:c="6"/>roasted pnkn <text:span text:style-name="T31">(aprx)</text:span></text:p>
      <text:p text:style-name="P9">5 <text:s text:c="8"/>tsp <text:s text:c="5"/>super charge</text:p>
      <text:p text:style-name="P9">1 <text:s text:c="8"/>tst <text:s text:c="6"/>NaCl mash &amp; sparge</text:p>
      <text:p text:style-name="P6"/>
      <text:p text:style-name="P6"/>
      <text:p text:style-name="P6"/>
      <text:p text:style-name="P6"/>
      <text:p text:style-name="P6">Qt <text:s/>oz/g <text:s text:c="2"/>Hop/Seasoning <text:s text:c="14"/><text:span text:style-name="T14">Time</text:span></text:p>
      <text:p text:style-name="P23"><draw:line text:anchor-type="paragraph" draw:z-index="4" draw:style-name="gr1" draw:text-style-name="P30" svg:x1="2.549cm" svg:y1="0.012cm" svg:x2="2.628cm" svg:y2="3.452cm"><text:p/></draw:line> <text:span text:style-name="T18">8-10 <text:s text:c="7"/>chilies </text:span><text:span text:style-name="T19">to boil</text:span></text:p>
      <text:p text:style-name="P24">40 <text:s text:c="4"/>g <text:s text:c="7"/>Fuggles <text:s text:c="29"/><text:span text:style-name="T21">6</text:span>0 min</text:p>
      <text:p text:style-name="P25"><text:s text:c="2"/><text:span text:style-name="T16">45 <text:s text:c="3"/>g <text:s text:c="7"/>Goldings <text:s text:c="28"/>15 min</text:span></text:p>
      <text:p text:style-name="P25"><text:s/><text:span text:style-name="T30">1 <text:s text:c="4"/>Tbs <text:s text:c="5"/>Irish Moss <text:s text:c="51"/></text:span></text:p>
      <text:p text:style-name="P25"/>
      <text:p text:style-name="P2"><text:span text:style-name="T11"><text:s text:c="45"/></text:span><text:span text:style-name="T6"><text:s text:c="762"/></text:span><text:span text:style-name="T8">Stage <text:s text:c="13"/>Date <text:s text:c="17"/></text:span></text:p>
      <text:p text:style-name="P10">Primary: <text:s text:c="9"/></text:p>
      <text:p text:style-name="P10">Racked:<text:tab/><text:tab/><text:tab/><text:tab/><text:tab/></text:p>
      <text:p text:style-name="P10">Racked: <text:s text:c="10"/></text:p>
      <text:p text:style-name="P10">Bottled:<text:tab/><text:tab/><text:tab/><text:tab/></text:p>
      <text:p text:style-name="P10">Kegged: <text:s text:c="9"/><text:span text:style-name="T36"><text:s text:c="20"/></text:span></text:p>
      <text:p text:style-name="P10">Re-Kegged: <text:s text:c="6"/><text:span text:style-name="T29"><text:s text:c="23"/>l</text:span></text:p>
      <text:p text:style-name="P1"><text:span text:style-name="T8">Purged:</text:span><text:span text:style-name="T5"><text:tab/><text:tab/><text:tab/><text:tab/><text:tab/><text:tab/>Charged:</text:span></text:p>
      <text:p text:style-name="P10"/>
      <text:p text:style-name="P10"/>
      <text:p text:style-name="P10"/>
      <text:p text:style-name="P10"><text:soft-page-break/>Start Time:<text:span text:style-name="T15"> 7am</text:span></text:p>
      <text:p text:style-name="P10">Fill mash tun:<text:tab/><text:span text:style-name="T17">Sun</text:span></text:p>
      <text:p text:style-name="P10">Fill sparge kettle: <text:span text:style-name="T17">Sun</text:span><text:tab/><text:tab/><text:tab/></text:p>
      <text:p text:style-name="P10">Fire burners: <text:span text:style-name="T39">7</text:span>am</text:p>
      <text:p text:style-name="P10">Heat Mash Tun : Target Temp: <text:span text:style-name="T32">68</text:span> <text:s text:c="4"/></text:p>
      <text:p text:style-name="P17">Heat Sparge Kettle: </text:p>
      <text:p text:style-name="P17">Target Temp: <text:span text:style-name="T32">71</text:span></text:p>
      <text:p text:style-name="P10">Target Temp (Mash): <text:span text:style-name="T32">68</text:span></text:p>
      <text:p text:style-name="P10">Grind grain: <text:s/><text:span text:style-name="T39">7:55</text:span> <text:s/><text:span text:style-name="T22">am</text:span></text:p>
      <text:p text:style-name="P10">sparge temp:<text:span text:style-name="T38">70</text:span></text:p>
      <text:p text:style-name="P10">Strike Temp: <text:span text:style-name="T38">68</text:span></text:p>
      <text:p text:style-name="P10">pump temp: <text:s/><text:span text:style-name="T38">68</text:span></text:p>
      <text:p text:style-name="P21">mash in: <text:span text:style-name="T40">68</text:span></text:p>
      <text:p text:style-name="P20">Mash: Duration: <text:span text:style-name="T15">90</text:span> <text:s text:c="6"/>minutes <text:s text:c="7"/></text:p>
      <text:p text:style-name="P10">Start: <text:span text:style-name="T40">8:45</text:span> <text:span text:style-name="T23">am</text:span> <text:s/>Finish: <text:span text:style-name="T40">10:15am</text:span></text:p>
      <text:p text:style-name="P10">Heat (to deactivate enzymes)<text:tab/><text:tab/></text:p>
      <text:p text:style-name="P12">Target Temp: <text:span text:style-name="T38">75.5</text:span> <text:s text:c="2"/></text:p>
      <text:p text:style-name="P17">Start: <text:span text:style-name="T33">am</text:span> <text:s text:c="5"/></text:p>
      <text:p text:style-name="P10">Finish:<text:span text:style-name="T33">am</text:span> <text:s/></text:p>
      <text:p text:style-name="P10">Heat Sparge H20 (Target<text:span text:style-name="T38">79.4</text:span>◦) <text:s text:c="7"/></text:p>
      <text:p text:style-name="P13">Sparge: </text:p>
      <text:p text:style-name="P13">Start: <text:s/><text:span text:style-name="T42">10:30am</text:span></text:p>
      <text:p text:style-name="P16"><text:span text:style-name="T45">1:35</text:span>Finish: <text:span text:style-name="T42">11:25am </text:span></text:p>
      <text:p text:style-name="P16">Wort collected: <text:s/><text:span text:style-name="T43">full kettle cover handle rivets</text:span></text:p>
      <text:p text:style-name="P10">Boil : Burner On: <text:s/><text:span text:style-name="T41">10:37</text:span></text:p>
      <text:p text:style-name="P19">Rolling Boil: <text:s/><text:span text:style-name="T44">11:50</text:span></text:p>
      <text:p text:style-name="P19"><text:span text:style-name="T27">Chilies in: <text:s/>12:25pm <text:s text:c="5"/></text:span><text:s/>Hops/ <text:span text:style-name="T28">Irish Moss</text:span> In: <text:s/><text:span text:style-name="T46">1:10</text:span> <text:s/><text:span text:style-name="T34">pm</text:span> <text:s text:c="3"/></text:p>
      <text:p text:style-name="P18">Duration: <text:s/><text:span text:style-name="T24">90</text:span>min <text:s/></text:p>
      <text:p text:style-name="P14">Start: <text:span text:style-name="T45">11:55</text:span> <text:span text:style-name="T26">pm</text:span> <text:s text:c="4"/>Finish:<text:span text:style-name="T45">1:25pm</text:span> <text:s text:c="4"/></text:p>
      <text:p text:style-name="P10">Burner Off: </text:p>
      <text:p text:style-name="P10">Rest 15 min <text:s text:c="7"/></text:p>
      <text:p text:style-name="P15">Start: <text:s/><text:span text:style-name="T46">1:25</text:span></text:p>
      <text:p text:style-name="P15">Finish: <text:s text:c="3"/></text:p>
      <text:p text:style-name="P22">pump&amp;chill: start: <text:s/><text:span text:style-name="T47">1:40</text:span> <text:s text:c="8"/>Fin:<text:span text:style-name="T48">2:19</text:span></text:p>
      <text:p text:style-name="P10">OG : <text:s text:c="2"/><text:span text:style-name="T35">1.060</text:span></text:p>
      <text:p text:style-name="P11">Yeast:<text:span text:style-name="T12"> </text:span><text:span text:style-name="T13">Mauribrew </text:span><text:span text:style-name="T12">Yeast</text:span> <text:s/></text:p>
      <text:p text:style-name="P10">Irish Moss</text:p>
      <text:p text:style-name="P28">Note: <text:span text:style-name="T40">strike temp 70 to compensate for cold pnkn</text:span></text:p>
      <text:p text:style-name="P29">re-circ kept plugging up/ had to abandon heating for enzyme de-activ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3T14:23:25.266878602</dc:date>
    <meta:editing-duration>PT8H12M2S</meta:editing-duration>
    <meta:editing-cycles>35</meta:editing-cycles>
    <meta:document-statistic meta:table-count="0" meta:image-count="0" meta:object-count="2" meta:page-count="2" meta:paragraph-count="66" meta:word-count="227" meta:character-count="2728" meta:non-whitespace-character-count="10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